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005cm"/>
    </style:style>
    <style:style style:name="pr2" style:family="presentation" style:parent-style-name="Default-subtitle">
      <style:graphic-properties draw:fill-color="#ffffff" draw:auto-grow-height="true" fo:min-height="11.8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7.3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4.299cm" svg:height="3.005cm" svg:x="1.35cm" svg:y="0.717cm" presentation:class="title">
          <draw:text-box>
            <text:p>Email</text:p>
          </draw:text-box>
        </draw:frame>
        <draw:frame presentation:style-name="pr2" draw:text-style-name="P2" draw:layer="layout" svg:width="24.299cm" svg:height="11.879cm" svg:x="1.35cm" svg:y="4.212cm" presentation:class="subtitle" presentation:user-transformed="true">
          <draw:text-box>
            <text:p text:style-name="P1">1. JavaMail API (javax.mail.jar)</text:p>
            <text:p text:style-name="P1"/>
            <text:p text:style-name="P1">2. Gmail SMTP Server</text:p>
            <text:p text:style-name="P1"/>
            <text:p text:style-name="P1">3. SSL Connection: secure communication</text:p>
            <text:p text:style-name="P1"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>
            <draw:text-box>
              <text:p>The JavaMail API provides a platform-independent and protocol-independent framework to build mail and messaging applications. </text:p>
              <text:p/>
              <text:p>Simple Mail Transfer Protocol (SMTP) is an Internet standard for email transmission. SMTP connections secured by SSL(Secure Sockets Layer), known as SMTPS, default to port 465.</text:p>
              <text:p/>
              <text:p>Outgoing Mail (SMTP) Server</text:p>
              <text:p>requires TLS or SSL: smtp.gmail.com (use authentication)</text:p>
              <text:p>Use Authentication: Yes</text:p>
              <text:p>Port for SSL: 465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wen Lou</meta:initial-creator>
    <meta:creation-date>2014-11-30T17:46:05</meta:creation-date>
    <meta:editing-duration>PT16M3S</meta:editing-duration>
    <meta:editing-cycles>5</meta:editing-cycles>
    <meta:generator>OpenOffice/4.0.1$Unix OpenOffice.org_project/401m5$Build-9714</meta:generator>
    <dc:date>2014-11-30T18:05:58</dc:date>
    <dc:creator>Bowen Lou</dc:creator>
    <meta:document-statistic meta:object-count="25"/>
  </office:meta>
</office:document-meta>
</file>